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VKHCOH+Helvetica" fo:font-size="12pt" fo:font-weight="normal" style:font-name-asian="VKHCOH+Helvetica" style:font-size-asian="12pt" style:font-weight-asian="normal" style:font-name-complex="VKHCOH+Helvetica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_20_1"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Contents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Heading">
      <style:paragraph-properties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 style:list-style-name="L1">
      <style:text-properties fo:font-weight="normal" style:font-weight-asian="normal" style:font-weight-complex="normal"/>
    </style:style>
    <style:style style:name="P21" style:family="paragraph" style:parent-style-name="Text_20_body" style:list-style-name="L2">
      <style:text-properties fo:font-weight="normal" style:font-weight-asian="normal" style:font-weight-complex="normal"/>
    </style:style>
    <style:style style:name="P22" style:family="paragraph" style:parent-style-name="Text_20_body" style:list-style-name="L3">
      <style:text-properties fo:font-weight="normal" style:font-weight-asian="normal" style:font-weight-complex="normal"/>
    </style:style>
    <style:style style:name="P23" style:family="paragraph" style:parent-style-name="Text_20_body" style:list-style-name="L4">
      <style:text-properties fo:font-weight="normal" style:font-weight-asian="normal" style:font-weight-complex="normal"/>
    </style:style>
    <style:style style:name="P24" style:family="paragraph" style:parent-style-name="Text_20_body" style:list-style-name="L5">
      <style:text-properties fo:font-weight="normal" style:font-weight-asian="normal" style:font-weight-complex="normal"/>
    </style:style>
    <style:style style:name="P25" style:family="paragraph" style:parent-style-name="Text_20_body" style:list-style-name="L6">
      <style:text-properties fo:font-weight="normal" style:font-weight-asian="normal" style:font-weight-complex="normal"/>
    </style:style>
    <style:style style:name="P26" style:family="paragraph" style:parent-style-name="Text_20_body" style:list-style-name="L7">
      <style:text-properties fo:font-weight="normal" style:font-weight-asian="normal" style:font-weight-complex="normal"/>
    </style:style>
    <style:style style:name="P27" style:family="paragraph" style:parent-style-name="Text_20_body" style:list-style-name="L8">
      <style:text-properties fo:font-weight="normal" style:font-weight-asian="normal" style:font-weight-complex="normal"/>
    </style:style>
    <style:style style:name="P28" style:family="paragraph" style:parent-style-name="Text_20_body" style:list-style-name="L9">
      <style:text-properties fo:font-weight="normal" style:font-weight-asian="normal" style:font-weight-complex="normal"/>
    </style:style>
    <style:style style:name="P29" style:family="paragraph" style:parent-style-name="Text_20_body" style:list-style-name="L10">
      <style:text-properties fo:font-weight="normal" style:font-weight-asian="normal" style:font-weight-complex="normal"/>
    </style:style>
    <style:style style:name="P30" style:family="paragraph" style:parent-style-name="Text_20_body" style:list-style-name="L11">
      <style:text-properties fo:font-weight="normal" style:font-weight-asian="normal" style:font-weight-complex="normal"/>
    </style:style>
    <style:style style:name="P31" style:family="paragraph" style:parent-style-name="Footer">
      <style:paragraph-properties fo:text-align="end" style:justify-single-word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">Simulador de circuitos lógicos distribuidos</text:p>
      <text:p text:style-name="Standard"/>
      <text:p text:style-name="Standard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18">7<text:tab/>1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>Cronograma</text:p>
      <text:p text:style-name="P7"/>
      <text:p text:style-name="P7"/>
      <text:p text:style-name="P7"><text:tab/></text:p>
      <text:p text:style-name="P7"/>
      <text:p text:style-name="P8">10 Noviembre:</text:p>
      <text:p text:style-name="P4"/>
      <text:list xml:id="list1400835217" text:style-name="L1">
        <text:list-item>
          <text:p text:style-name="P20">Pantallas</text:p>
        </text:list-item>
        <text:list-item>
          <text:p text:style-name="P20">Diagrama de clases</text:p>
        </text:list-item>
        <text:list-item>
          <text:p text:style-name="P20">División de tareas</text:p>
        </text:list-item>
        <text:list-item>
          <text:p text:style-name="P20">Socket y Thread</text:p>
        </text:list-item>
      </text:list>
      <text:p text:style-name="P7"/>
      <text:p text:style-name="P8">17 Noviembre:</text:p>
      <text:p text:style-name="P4"/>
      <text:list xml:id="list2166368436" text:continue-numbering="true" text:style-name="L1">
        <text:list-item>
          <text:p text:style-name="P20">Circuito</text:p>
        </text:list-item>
        <text:list-item>
          <text:p text:style-name="P20">Ventanas</text:p>
        </text:list-item>
        <text:list-item>
          <text:p text:style-name="P20">Persistencia</text:p>
        </text:list-item>
      </text:list>
      <text:p text:style-name="P4"/>
      <text:p text:style-name="P4"/>
      <text:p text:style-name="P8">24 Noviembre:</text:p>
      <text:p text:style-name="P8"/>
      <text:list xml:id="list337143374" text:style-name="L2">
        <text:list-item>
          <text:p text:style-name="P21">Simulación</text:p>
        </text:list-item>
        <text:list-item>
          <text:p text:style-name="P21">SOAP</text:p>
        </text:list-item>
        <text:list-item>
          <text:p text:style-name="P21">Vista (Compuertas, Drag and Drop, rotar)</text:p>
        </text:list-item>
        <text:list-item>
          <text:p text:style-name="P21">Tabla Lógic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/text:p>
      <text:p text:style-name="P8"/>
      <text:p text:style-name="P8">1 Diciembre:</text:p>
      <text:p text:style-name="P4"/>
      <text:list xml:id="list134278970" text:style-name="L3">
        <text:list-item>
          <text:p text:style-name="P22">Servidor</text:p>
        </text:list-item>
        <text:list-item>
          <text:p text:style-name="P22">Integración</text:p>
        </text:list-item>
        <text:list-item>
          <text:p text:style-name="P22">Imprimir</text:p>
        </text:list-item>
        <text:list-item>
          <text:p text:style-name="P22">Preentrega</text:p>
        </text:list-item>
      </text:list>
      <text:p text:style-name="P4"/>
      <text:p text:style-name="P8">8 Diciembre:</text:p>
      <text:p text:style-name="P4"/>
      <text:list xml:id="list735301617" text:style-name="L4">
        <text:list-item>
          <text:p text:style-name="P23">Pruebas</text:p>
        </text:list-item>
        <text:list-item>
          <text:p text:style-name="P23">Bugs</text:p>
        </text:list-item>
        <text:list-item>
          <text:p text:style-name="P23">Documentación</text:p>
        </text:list-item>
      </text:list>
      <text:p text:style-name="P8"/>
      <text:p text:style-name="P10"/>
      <text:p text:style-name="P8">15 Diciembre:</text:p>
      <text:p text:style-name="P3"/>
      <text:list xml:id="list1764075974" text:style-name="L5">
        <text:list-item>
          <text:p text:style-name="P24">Instalador</text:p>
        </text:list-item>
        <text:list-item>
          <text:p text:style-name="P24">Documentación</text:p>
        </text:list-item>
        <text:list-item>
          <text:p text:style-name="P24">Bugs</text:p>
        </text:list-item>
        <text:list-item>
          <text:p text:style-name="P24">Entrega Final</text:p>
        </text:list-item>
      </text:list>
      <text:p text:style-name="P4"/>
      <text:p text:style-name="P4"/>
      <text:p text:style-name="P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5"/>
      <text:p text:style-name="P17">División De Tareas</text:p>
      <text:p text:style-name="P9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>Juan Monetti</text:p>
          </table:table-cell>
          <table:table-cell table:style-name="Tabla1.A1" office:value-type="string">
            <text:p text:style-name="P13">Giovanni Opromolla</text:p>
          </table:table-cell>
          <table:table-cell table:style-name="Tabla1.D1" office:value-type="string">
            <text:p text:style-name="P13">Diego Saez</text:p>
          </table:table-cell>
        </table:table-row>
        <table:table-row>
          <table:table-cell table:style-name="Tabla1.A2" office:value-type="string">
            <text:p text:style-name="P13">Circuit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Vista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Persistencia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Controlador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OAP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imulación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Modelo Client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Servidor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Socket/Thread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Integración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Documentación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  <table:table-row>
          <table:table-cell table:style-name="Tabla1.A2" office:value-type="string">
            <text:p text:style-name="P13">Pruebas</text:p>
          </table:table-cell>
          <table:table-cell table:style-name="Tabla1.A2" office:value-type="string">
            <text:p text:style-name="P13">X</text:p>
          </table:table-cell>
          <table:table-cell table:style-name="Tabla1.A2" office:value-type="string">
            <text:p text:style-name="P13">X</text:p>
          </table:table-cell>
          <table:table-cell table:style-name="Tabla1.D2" office:value-type="string">
            <text:p text:style-name="P13">X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7">Reporte De Avance</text:p>
      <text:p text:style-name="P16"/>
      <text:p text:style-name="Text_20_body"><text:tab/></text:p>
      <text:p text:style-name="P7"/>
      <text:p text:style-name="P8">10 Noviembre:</text:p>
      <text:p text:style-name="P4"/>
      <text:p text:style-name="P8">17 Noviembre:</text:p>
      <text:p text:style-name="P4"/>
      <text:list xml:id="list2143871923" text:continue-list="list2166368436" text:style-name="L1">
        <text:list-item>
          <text:p text:style-name="P20">Socket y Thread</text:p>
        </text:list-item>
        <text:list-item>
          <text:p text:style-name="P20">Diagrama de clases</text:p>
        </text:list-item>
        <text:list-item>
          <text:p text:style-name="P20">Ventana</text:p>
        </text:list-item>
      </text:list>
      <text:p text:style-name="P4"/>
      <text:p text:style-name="P4"/>
      <text:p text:style-name="P8">24 Noviembre:</text:p>
      <text:p text:style-name="P8"/>
      <text:list xml:id="list2045426376" text:style-name="L6">
        <text:list-item>
          <text:p text:style-name="P25">Vista - Compuertas</text:p>
        </text:list-item>
      </text:list>
      <text:list xml:id="list726056656" text:style-name="L7">
        <text:list-item>
          <text:p text:style-name="P26">Vista - Drag and Drop</text:p>
        </text:list-item>
        <text:list-item>
          <text:p text:style-name="P26">Simulación</text:p>
        </text:list-item>
        <text:list-item>
          <text:p text:style-name="P26">Persistencia - Guardar</text:p>
        </text:list-item>
      </text:list>
      <text:p text:style-name="P4"/>
      <text:p text:style-name="P8">1 Diciembre:</text:p>
      <text:p text:style-name="P4"/>
      <text:list xml:id="list1835550991" text:style-name="L8">
        <text:list-item>
          <text:p text:style-name="P27">Persistencia - Recuperar</text:p>
        </text:list-item>
        <text:list-item>
          <text:p text:style-name="P27">Tabla Lógica</text:p>
        </text:list-item>
        <text:list-item>
          <text:p text:style-name="P27">SOAP</text:p>
        </text:list-item>
        <text:list-item>
          <text:p text:style-name="P27">Integración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8 Diciembre:</text:p>
      <text:p text:style-name="P4"/>
      <text:list xml:id="list1307769161" text:style-name="L9">
        <text:list-item>
          <text:p text:style-name="P28">Bugs</text:p>
        </text:list-item>
        <text:list-item>
          <text:p text:style-name="P28">Servidor</text:p>
        </text:list-item>
        <text:list-item>
          <text:p text:style-name="P28">Pruebas</text:p>
        </text:list-item>
        <text:list-item>
          <text:p text:style-name="P28">Integración</text:p>
        </text:list-item>
      </text:list>
      <text:p text:style-name="P8"/>
      <text:p text:style-name="P10"/>
      <text:p text:style-name="P8">15 Diciembre:</text:p>
      <text:p text:style-name="P3"/>
      <text:list xml:id="list1113490961" text:style-name="L10">
        <text:list-item>
          <text:p text:style-name="P29">Publicación</text:p>
        </text:list-item>
        <text:list-item>
          <text:p text:style-name="P29">Preview Caja Negra</text:p>
        </text:list-item>
      </text:list>
      <text:list xml:id="list618098811" text:style-name="L11">
        <text:list-item>
          <text:p text:style-name="P30">Instalador</text:p>
        </text:list-item>
        <text:list-item>
          <text:p text:style-name="P30">Documentación</text:p>
        </text:list-item>
        <text:list-item>
          <text:p text:style-name="P30">Bugs</text:p>
        </text:list-item>
        <text:list-item>
          <text:p text:style-name="P30">Entrega Final</text:p>
        </text:list-item>
      </text:list>
      <text:p text:style-name="P4"/>
      <text:p text:style-name="P4"/>
      <text:p text:style-name="P6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7">Conclusión</text:p>
      <text:p text:style-name="P12"/>
      <text:p text:style-name="P5"><text:tab/>A modo de conclusión, podemos destacar la importancia que tubo el proyecto para poder poner en práctica los conocimientos adquiridos hasta el momento en el curso, como programación concurrente , conceptos de comunicación e interfaces gráficas.</text:p>
      <text:p text:style-name="P5"><text:tab/>Otro aspecto importante, fue la modalidad de trabajo para la construcción de la aplicación. En la cual nos encontramos con un cronograma recortado debido a la reorganización del grupo de trabajo. Pero gracias a un buen planteamiento de fechas cortas con objetivos concretos, y la buena comunicación y entendimiento que tubo el grupo, pudimos llegar a separar tareas individuales pero de fácil integración, que fue lo que nos permitió llegar a concluir el trabajo.</text:p>
      <text:p text:style-name="P5"><text:tab/>Por ultimo, a lo largo del proyecto, fuimos adaptando las ideas que en un principio habíamos planteado, por ejemplo en lo que tiene que ver a la parte gráfica, partimos de la base de la idea principal y la fuimos cambiando de acuerdo a los resultados que obteníamos por pantalla y las facilidades que la biblioteca nos otorgab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default-outline-level="1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h text:style-name="MP1" text:outline-level="1"><text:page-number text:select-page="current">7</text:page-number></text:h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19:42:59</dc:date>
    <meta:editing-duration>PT07H58M16S</meta:editing-duration>
    <meta:editing-cycles>18</meta:editing-cycles>
    <meta:generator>OpenOffice.org/3.0$Unix OpenOffice.org_project/300m15$Build-9379</meta:generator>
    <meta:document-statistic meta:table-count="1" meta:image-count="0" meta:object-count="0" meta:page-count="7" meta:paragraph-count="104" meta:word-count="370" meta:character-count="2070"/>
    <meta:user-defined meta:name="Información 1"/>
    <meta:user-defined meta:name="Información 2"/>
    <meta:user-defined meta:name="Información 3"/>
    <meta:user-defined meta:name="Información 4"/>
  </office:meta>
</office:document-meta>
</file>